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21pt" svg:x="12.73pt" svg:y="1.28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49559" calcext:value-type="float">
            <text:p>149559</text:p>
          </table:table-cell>
          <table:table-cell table:style-name="ce1" table:formula="of:=SUM([.H3:.H70])" office:value-type="float" office:value="8142" calcext:value-type="float">
            <text:p>8142</text:p>
          </table:table-cell>
          <table:table-cell table:style-name="ce6" table:formula="of:=([.H72]/[.G72])" office:value-type="percentage" office:value="0.0544400537580487" calcext:value-type="percentage">
            <text:p>5.44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9:55:57.895628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04-22T19:56:28.644239609</dc:date>
    <meta:editing-duration>P2DT16H34M29S</meta:editing-duration>
    <meta:editing-cycles>103</meta:editing-cycles>
    <meta:generator>LibreOffice/5.1.6.2$Linux_X86_64 LibreOffice_project/10m0$Build-2</meta:generator>
    <meta:document-statistic meta:table-count="2" meta:cell-count="138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06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